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8pt" officeooo:rsid="000c6773" officeooo:paragraph-rsid="000c6773" style:font-size-asian="18pt" style:font-size-complex="18pt"/>
    </style:style>
    <style:style style:name="P2" style:family="paragraph" style:parent-style-name="Standard">
      <style:text-properties style:font-name="Arial1" fo:font-size="16pt" officeooo:rsid="000c6773" officeooo:paragraph-rsid="000c6773" style:font-size-asian="14pt" style:font-size-complex="16pt"/>
    </style:style>
    <style:style style:name="P3" style:family="paragraph" style:parent-style-name="Standard">
      <style:text-properties style:font-name="Arial1" fo:font-size="16pt" officeooo:rsid="000c6773" officeooo:paragraph-rsid="000ed933" style:font-size-asian="14pt" style:font-size-complex="16pt"/>
    </style:style>
    <style:style style:name="P4" style:family="paragraph" style:parent-style-name="Standard">
      <style:text-properties style:font-name="Arial1" fo:font-size="16pt" fo:font-style="normal" fo:font-weight="normal" officeooo:rsid="0010b8a8" officeooo:paragraph-rsid="0010b8a8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style:font-name="Arial1" fo:font-size="16pt" fo:font-style="normal" fo:font-weight="normal" officeooo:rsid="000c6773" officeooo:paragraph-rsid="0010b8a8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text-properties style:font-name="Arial1" fo:font-size="16pt" fo:font-style="normal" fo:font-weight="normal" officeooo:rsid="000c6773" officeooo:paragraph-rsid="00144682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style:font-name="Arial1" fo:font-size="16pt" fo:font-style="normal" fo:font-weight="normal" officeooo:rsid="000c6773" officeooo:paragraph-rsid="00154029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style:font-name="Arial1" fo:font-size="16pt" fo:font-style="normal" fo:font-weight="normal" officeooo:rsid="000c6773" officeooo:paragraph-rsid="0017dceb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Arial1" fo:font-size="16pt" fo:font-style="normal" fo:font-weight="normal" officeooo:rsid="00144682" officeooo:paragraph-rsid="00144682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style:font-name="Arial1" fo:font-size="16pt" fo:font-style="normal" fo:font-weight="normal" officeooo:rsid="00154029" officeooo:paragraph-rsid="00154029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font-name="Arial1" fo:font-size="16pt" fo:font-style="normal" fo:font-weight="normal" officeooo:rsid="0017dceb" officeooo:paragraph-rsid="0017dceb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style:font-name="Arial1" fo:font-size="10pt" officeooo:rsid="000ed933" officeooo:paragraph-rsid="000ed933" style:font-size-asian="8.75pt" style:font-size-complex="10pt"/>
    </style:style>
    <style:style style:name="P13" style:family="paragraph" style:parent-style-name="Standard">
      <style:text-properties style:font-name="Arial1" fo:font-size="10pt" officeooo:rsid="0010b8a8" officeooo:paragraph-rsid="0010b8a8" style:font-size-asian="8.75pt" style:font-size-complex="10pt"/>
    </style:style>
    <style:style style:name="P14" style:family="paragraph" style:parent-style-name="Standard">
      <style:text-properties style:font-name="Arial1" fo:font-size="10pt" fo:font-style="normal" fo:font-weight="normal" officeooo:rsid="000c6773" officeooo:paragraph-rsid="0017dceb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Arial1" fo:font-size="10pt" fo:font-style="normal" fo:font-weight="normal" officeooo:rsid="0012c242" officeooo:paragraph-rsid="0012c242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Arial1" fo:font-size="10pt" fo:font-style="normal" fo:font-weight="normal" officeooo:rsid="00136600" officeooo:paragraph-rsid="00139de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Arial1" fo:font-size="10pt" fo:font-style="normal" fo:font-weight="normal" officeooo:rsid="00144682" officeooo:paragraph-rsid="00144682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Arial1" fo:font-size="10pt" fo:font-style="normal" fo:font-weight="normal" officeooo:rsid="00154029" officeooo:paragraph-rsid="00154029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Arial1" fo:font-size="10pt" fo:font-style="normal" fo:font-weight="normal" officeooo:rsid="00172c5d" officeooo:paragraph-rsid="00172c5d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fo:font-size="16pt" officeooo:rsid="000e02b0" officeooo:paragraph-rsid="000e02b0" style:font-size-asian="16pt" style:font-size-complex="16pt"/>
    </style:style>
    <style:style style:name="P21" style:family="paragraph" style:parent-style-name="Standard">
      <style:text-properties fo:font-size="16pt" officeooo:rsid="000ed933" officeooo:paragraph-rsid="000ed933" style:font-size-asian="16pt" style:font-size-complex="16pt"/>
    </style:style>
    <style:style style:name="P22" style:family="paragraph" style:parent-style-name="Standard">
      <style:text-properties officeooo:paragraph-rsid="000e02b0"/>
    </style:style>
    <style:style style:name="P23" style:family="paragraph" style:parent-style-name="Standard">
      <style:text-properties fo:font-size="10pt" officeooo:rsid="000e02b0" officeooo:paragraph-rsid="000e02b0" style:font-size-asian="8.75pt" style:font-size-complex="10pt"/>
    </style:style>
    <style:style style:name="P24" style:family="paragraph" style:parent-style-name="Standard">
      <style:text-properties officeooo:paragraph-rsid="0010b8a8"/>
    </style:style>
    <style:style style:name="T1" style:family="text">
      <style:text-properties officeooo:rsid="000e02b0"/>
    </style:style>
    <style:style style:name="T2" style:family="text">
      <style:text-properties style:font-name="Arial1"/>
    </style:style>
    <style:style style:name="T3" style:family="text">
      <style:text-properties style:font-name="Arial1" fo:font-size="10pt" officeooo:rsid="000e02b0" style:font-size-asian="10pt" style:font-size-complex="10pt"/>
    </style:style>
    <style:style style:name="T4" style:family="text">
      <style:text-properties style:font-name="Arial1" fo:font-size="10pt" officeooo:rsid="001366b5" style:font-size-asian="10pt" style:font-size-complex="10pt"/>
    </style:style>
    <style:style style:name="T5" style:family="text">
      <style:text-properties style:font-name="Arial1" fo:font-size="10pt" officeooo:rsid="000ed933" style:font-size-asian="8.75pt" style:font-size-complex="10pt"/>
    </style:style>
    <style:style style:name="T6" style:family="text">
      <style:text-properties style:font-name="Arial1" fo:font-size="10pt" officeooo:rsid="0010b8a8" style:font-size-asian="8.75pt" style:font-size-complex="10pt"/>
    </style:style>
    <style:style style:name="T7" style:family="text">
      <style:text-properties style:font-name="Arial1" fo:font-size="10pt" officeooo:rsid="001366b5" style:font-size-asian="8.75pt" style:font-size-complex="10pt"/>
    </style:style>
    <style:style style:name="T8" style:family="text">
      <style:text-properties style:font-name="Arial1" officeooo:rsid="000ed933"/>
    </style:style>
    <style:style style:name="T9" style:family="text">
      <style:text-properties style:font-name="Arial1" officeooo:rsid="001366b5"/>
    </style:style>
    <style:style style:name="T10" style:family="text">
      <style:text-properties officeooo:rsid="000ed933"/>
    </style:style>
    <style:style style:name="T11" style:family="text">
      <style:text-properties officeooo:rsid="001366b5"/>
    </style:style>
    <style:style style:name="T12" style:family="text">
      <style:text-properties officeooo:rsid="00139de0"/>
    </style:style>
    <style:style style:name="T13" style:family="text">
      <style:text-properties officeooo:rsid="0017d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ology predictio<text:span text:style-name="T1">n</text:span> SARS-CoV-2 membrane proteins.</text:p>
      <text:p text:style-name="P1"/>
      <text:p text:style-name="P1"/>
      <text:p text:style-name="P1"/>
      <text:p text:style-name="P2">Introduction</text:p>
      <text:p text:style-name="P2">----------------</text:p>
      <text:p text:style-name="P22"><text:span text:style-name="T3">There is an topology prediction made by Richel Bilderbeek. It shows </text:span><text:span text:style-name="T4">two</text:span><text:span text:style-name="T3"> graph</text:span><text:span text:style-name="T4">s</text:span><text:span text:style-name="T3"> indicating where each </text:span></text:p>
      <text:p text:style-name="P22"><text:span text:style-name="T3">SARS-CoV-2 protein is located in the membrane. It looks quite convincing but I found the trust factor too low. So that resulted in me taking a look at the reliability.</text:span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0"><text:span text:style-name="T2">Hypothesis</text:span></text:p>
      <text:p text:style-name="P3"><text:span text:style-name="T2">----------------</text:span></text:p>
      <text:p text:style-name="P23"><text:span text:style-name="T2">I think that the graph</text:span><text:span text:style-name="T9">s</text:span><text:span text:style-name="T2"> is not quite as close to reality as believed because I can’t find </text:span><text:span text:style-name="T8">much to any arguments why it would be.</text:span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1"><text:span text:style-name="T2">Methods</text:span></text:p>
      <text:p text:style-name="P3">----------------</text:p>
      <text:p text:style-name="P12">For the research, I used two different documentations in R, pureseqtmr and tmhmm.</text:p>
      <text:p text:style-name="P24"><text:span text:style-name="T6">I used those to compare with the graph of the original prediction to look how the </text:span><text:span text:style-name="T7">four</text:span><text:span text:style-name="T6"> would compare with eachother.</text:span></text:p>
      <text:p text:style-name="P13"/>
      <text:p text:style-name="P13"/>
      <text:p text:style-name="P13"/>
      <text:p text:style-name="P4">Results</text:p>
      <text:p text:style-name="P5">----------------</text:p>
      <text:p text:style-name="P15">The results differentiate quite a bit. Some proteins show an <text:span text:style-name="T11">(almost) </text:span>exact match across all <text:span text:style-name="T11">four</text:span> tests.</text:p>
      <text:p text:style-name="P15">However, there are some where that is differently. </text:p>
      <text:p text:style-name="P15"/>
      <text:p text:style-name="P16">For example, <text:s/>the <text:span text:style-name="T11">Y14 protein </text:span><text:span text:style-name="T12">in</text:span><text:span text:style-name="T11"> the first graph shows </text:span><text:span text:style-name="T12">that nothing sticks out. This result matches with the <text:s/></text:span><text:span text:style-name="T10">pureseqtmr </text:span><text:span text:style-name="T12">test but interferes with the other two which show there is a part located at the outside of the membrane.</text:span></text:p>
      <text:p text:style-name="P16"/>
      <text:p text:style-name="P19">Other proteins like VME1 didn’t have the matching location.</text:p>
      <text:p text:style-name="P16"/>
      <text:p text:style-name="P16"/>
      <text:p text:style-name="P16"/>
      <text:p text:style-name="P9">Conclusion</text:p>
      <text:p text:style-name="P6">----------------</text:p>
      <text:p text:style-name="P17">The graphs show some good baselines but the accuracy can be off a little to a lot.</text:p>
      <text:p text:style-name="P17"/>
      <text:p text:style-name="P17"/>
      <text:p text:style-name="P17"/>
      <text:p text:style-name="P10">Discussion</text:p>
      <text:p text:style-name="P7">----------------</text:p>
      <text:p text:style-name="P18">I didn’t try a big variation of different tests either so it could be that my tests are the ones that are off.</text:p>
      <text:p text:style-name="P18"/>
      <text:p text:style-name="P18"/>
      <text:p text:style-name="P18"/>
      <text:p text:style-name="P10"><text:soft-page-break/></text:p>
      <text:p text:style-name="P10">Acknowledgements</text:p>
      <text:p text:style-name="P7">--------------------------------</text:p>
      <text:p text:style-name="P18">Thanks to the people from RUG, especially R.J.C. Bilderbeek.</text:p>
      <text:p text:style-name="P18"/>
      <text:p text:style-name="P18"/>
      <text:p text:style-name="P18"/>
      <text:p text:style-name="P11">Refrences</text:p>
      <text:p text:style-name="P8">----------------</text:p>
      <text:p text:style-name="P14">https://www.ncbi.nlm.nih.gov/pmc/articles/PMC3347032/</text:p>
      <text:p text:style-name="P14"><text:a xlink:type="simple" xlink:href="https://www.sinobiological.com/research/virus/hcov-spike-protein-overview" text:style-name="Internet_20_link" text:visited-style-name="Visited_20_Internet_20_Link">https://www.sinobiological.com/research/virus/hcov-spike-protein-overvie</text:a><text:span text:style-name="T13">w</text:span></text:p>
      <text:p text:style-name="P14">https://www.pnas.org/content/117/21/1172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3T08:40:26.323000000</meta:creation-date>
    <dc:date>2020-12-03T12:59:59.283000000</dc:date>
    <meta:editing-duration>PT56M37S</meta:editing-duration>
    <meta:editing-cycles>4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32" meta:word-count="253" meta:character-count="1726" meta:non-whitespace-character-count="1501"/>
  </office:meta>
</office:document-meta>
</file>